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11.273cm"/>
    </style:style>
    <style:style style:name="co3" style:family="table-column">
      <style:table-column-properties fo:break-before="auto" style:column-width="23.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4ea6b"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ffd8ce"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d8ce" style:text-align-source="value-type" style:repeat-content="false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sing-Birds.od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umber of Recordings (Xeno-Canto)</text:p>
          </table:table-cell>
          <table:table-cell table:style-name="ce1" office:value-type="string" calcext:value-type="string">
            <text:p>Alternative Sources</text:p>
          </table:table-cell>
        </table:table-row>
        <table:table-row table:style-name="ro1">
          <table:table-cell table:style-name="ce2" office:value-type="string" calcext:value-type="string">
            <text:p>Sooty Albatross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<text:a xlink:href="https://www.facebook.com/GoughIsland/videos/ever-wondered-what-a-sooty-albatross-sounds-likethis-non-breeder-was-calling-to-/860401580976901/" xlink:type="simple">https://www.facebook.com/GoughIsland/videos/ever-wondered-what-a-sooty-albatross-sounds-likethis-non-breeder-was-calling-to-/860401580976901/</text:a></text:p>
          </table:table-cell>
        </table:table-row>
        <table:table-row table:style-name="ro1">
          <table:table-cell table:style-name="ce3" office:value-type="string" calcext:value-type="string">
            <text:p>Rhinoceros Auklet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<text:a xlink:href="https://search.macaulaylibrary.org/catalog?taxonCode=rhiauk&amp;mediaType=audio&amp;sort=rating_rank_desc" xlink:type="simple">https://search.macaulaylibrary.org/catalog?taxonCode=rhiauk&amp;mediaType=audio&amp;sort=rating_rank_desc</text:a></text:p>
          </table:table-cell>
        </table:table-row>
        <table:table-row table:style-name="ro1">
          <table:table-cell table:style-name="ce4" table:number-columns-repeated="2"/>
          <table:table-cell table:style-name="ce7" office:value-type="string" calcext:value-type="string">
            <text:p><text:a xlink:href="https://www.eopugetsound.org/articles/sounds-rhinoceros-auklets-and-chick" xlink:type="simple">https://www.eopugetsound.org/articles/sounds-rhinoceros-auklets-and-chick</text:a></text:p>
          </table:table-cell>
        </table:table-row>
        <table:table-row table:style-name="ro1">
          <table:table-cell office:value-type="string" calcext:value-type="string">
            <text:p>Horned Puff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vory G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<text:a xlink:href="https://search.macaulaylibrary.org/catalog?taxonCode=ivogul&amp;mediaType=audio&amp;sort=rating_rank_desc" xlink:type="simple">https://search.macaulaylibrary.org/catalog?taxonCode=ivogul&amp;mediaType=audio&amp;sort=rating_rank_desc</text:a></text:span></text:p>
          </table:table-cell>
        </table:table-row>
        <table:table-row table:style-name="ro1">
          <table:table-cell office:value-type="string" calcext:value-type="string">
            <text:p>Red-Faced Cormo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media.ebird.org/catalog?taxonCode=refcor&amp;mediaType=audio" xlink:type="simple">https://media.ebird.org/catalog?taxonCode=refcor&amp;mediaType=audio</text:a></text:p>
          </table:table-cell>
        </table:table-row>
        <table:table-row table:style-name="ro1">
          <table:table-cell office:value-type="string" calcext:value-type="string">
            <text:p>Red-legged Kittiwa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earch.macaulaylibrary.org/catalog?taxonCode=bklkit&amp;mediaType=audio&amp;sort=rating_rank_desc" xlink:type="simple">https://search.macaulaylibrary.org/catalog?taxonCode=bklkit&amp;mediaType=audio&amp;sort=rating_rank_des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2:07:21.140326226</dc:date>
    <meta:editing-duration>PT4M52S</meta:editing-duration>
    <meta:editing-cycles>1</meta:editing-cycles>
    <meta:document-statistic meta:table-count="1" meta:cell-count="21" meta:object-count="0"/>
  </office:meta>
</office:document-meta>
</file>